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lassikMedium" svg:font-family="QlassikMedium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7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5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05">
      <style:text-properties style:font-name="Liberation Sans" fo:font-size="12pt" fo:language="en" fo:country="US" style:font-name-asian="QlassikMedium" style:font-size-asian="12pt" style:language-asian="en" style:country-asian="US" style:font-name-complex="QlassikMedium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fff99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number-columns-repeated="4" table:default-cell-style-name="ce6"/>
        <table:table-column table:style-name="co3" table:default-cell-style-name="Default"/>
        <table:table-column table:style-name="co4" table:number-columns-repeated="8" table:default-cell-style-name="ce3"/>
        <table:table-column table:style-name="co5" table:number-columns-repeated="1010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Test1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est2</text:p>
          </table:table-cell>
          <table:covered-table-cell table:style-name="ce4"/>
          <table:table-cell/>
          <table:table-cell table:style-name="ce8" office:value-type="string" calcext:value-type="string" table:number-columns-spanned="4" table:number-rows-spanned="1">
            <text:p>Test1</text:p>
          </table:table-cell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Test2</text:p>
          </table:table-cell>
          <table:covered-table-cell table:style-name="Default" office:value-type="string" calcext:value-type="string">
            <text:p>Test3</text:p>
          </table:covered-table-cell>
          <table:covered-table-cell table:number-columns-repeated="2" table:style-name="Default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Giallo-Azzurro</text:p>
          </table:table-cell>
          <table:table-cell table:style-name="ce5" office:value-type="string" calcext:value-type="string">
            <text:p>Blu-Rosso</text:p>
          </table:table-cell>
          <table:table-cell table:style-name="ce5" office:value-type="string" calcext:value-type="string">
            <text:p>Blu-Bianco</text:p>
          </table:table-cell>
          <table:table-cell table:style-name="ce5" office:value-type="string" calcext:value-type="string">
            <text:p>Bianco-Giallo</text:p>
          </table:table-cell>
          <table:table-cell table:style-name="ce1"/>
          <table:table-cell table:style-name="ce9" table:number-columns-spanned="4" table:number-rows-spanned="1"/>
          <table:covered-table-cell table:number-columns-repeated="3" table:style-name="ce1"/>
          <table:table-cell table:style-name="ce9" table:number-columns-spanned="4" table:number-rows-spanned="1"/>
          <table:covered-table-cell table:style-name="ce9"/>
          <table:covered-table-cell table:number-columns-repeated="2" table:style-name="ce1"/>
          <table:table-cell table:style-name="ce1" table:number-columns-repeated="1010"/>
        </table:table-row>
        <table:table-row table:style-name="ro1">
          <table:table-cell table:style-name="Default"/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1</text:p>
          </table:table-cell>
          <table:table-cell/>
          <table:table-cell table:style-name="ce2" office:value-type="string" calcext:value-type="string">
            <text:p>Scarto P0</text:p>
          </table:table-cell>
          <table:table-cell table:style-name="ce2" office:value-type="string" calcext:value-type="string">
            <text:p>Scarto P1</text:p>
          </table:table-cell>
          <table:table-cell table:style-name="ce2" office:value-type="string" calcext:value-type="string">
            <text:p>(Scarto P0)^2</text:p>
          </table:table-cell>
          <table:table-cell table:style-name="ce2" office:value-type="string" calcext:value-type="string">
            <text:p>(Scarto P1)^2</text:p>
          </table:table-cell>
          <table:table-cell table:style-name="ce2" office:value-type="string" calcext:value-type="string">
            <text:p>Scarto P0</text:p>
          </table:table-cell>
          <table:table-cell table:style-name="ce2" office:value-type="string" calcext:value-type="string">
            <text:p>Scarto P1</text:p>
          </table:table-cell>
          <table:table-cell table:style-name="ce2" office:value-type="string" calcext:value-type="string">
            <text:p>(Scarto P0)^2</text:p>
          </table:table-cell>
          <table:table-cell table:style-name="ce2" office:value-type="string" calcext:value-type="string">
            <text:p>(Scarto P1)^2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" table:number-columns-repeated="4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2" calcext:value-type="float">
            <text:p>5872,00</text:p>
          </table:table-cell>
          <table:table-cell office:value-type="float" office:value="3040" calcext:value-type="float">
            <text:p>3040,00</text:p>
          </table:table-cell>
          <table:table-cell office:value-type="float" office:value="23422" calcext:value-type="float">
            <text:p>23422,00</text:p>
          </table:table-cell>
          <table:table-cell office:value-type="float" office:value="27320" calcext:value-type="float">
            <text:p>27320,00</text:p>
          </table:table-cell>
          <table:table-cell/>
          <table:table-cell table:formula="of:=[.B5]-[.B$24]" office:value-type="float" office:value="-147.9375" calcext:value-type="float">
            <text:p>-147,938</text:p>
          </table:table-cell>
          <table:table-cell table:formula="of:=[.C5]-[.C$24]" office:value-type="float" office:value="-2308.9375" calcext:value-type="float">
            <text:p>-2308,938</text:p>
          </table:table-cell>
          <table:table-cell table:formula="of:=[.G5]^2" office:value-type="float" office:value="21885.50390625" calcext:value-type="float">
            <text:p>21885,504</text:p>
          </table:table-cell>
          <table:table-cell table:formula="of:=[.H5]^2" office:value-type="float" office:value="5331192.37890625" calcext:value-type="float">
            <text:p>5331192,379</text:p>
          </table:table-cell>
          <table:table-cell table:formula="of:=[.D5]-[.D$24]" office:value-type="float" office:value="6282.1875" calcext:value-type="float">
            <text:p>6282,188</text:p>
          </table:table-cell>
          <table:table-cell table:formula="of:=[.E5]-[.E$24]" office:value-type="float" office:value="8904.875" calcext:value-type="float">
            <text:p>8904,875</text:p>
          </table:table-cell>
          <table:table-cell table:formula="of:=[.K5]^2" office:value-type="float" office:value="39465879.7851563" calcext:value-type="float">
            <text:p>39465879,785</text:p>
          </table:table-cell>
          <table:table-cell table:formula="of:=[.L5]^2" office:value-type="float" office:value="79296798.765625" calcext:value-type="float">
            <text:p>79296798,766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float" office:value="4898" calcext:value-type="float">
            <text:p>4898,00</text:p>
          </table:table-cell>
          <table:table-cell office:value-type="float" office:value="6520" calcext:value-type="float">
            <text:p>6520,00</text:p>
          </table:table-cell>
          <table:table-cell office:value-type="float" office:value="23143" calcext:value-type="float">
            <text:p>23143,00</text:p>
          </table:table-cell>
          <table:table-cell office:value-type="float" office:value="24161" calcext:value-type="float">
            <text:p>24161,00</text:p>
          </table:table-cell>
          <table:table-cell/>
          <table:table-cell table:formula="of:=[.B6]-[.B$24]" office:value-type="float" office:value="-1121.9375" calcext:value-type="float">
            <text:p>-1121,938</text:p>
          </table:table-cell>
          <table:table-cell table:formula="of:=[.C6]-[.C$24]" office:value-type="float" office:value="1171.0625" calcext:value-type="float">
            <text:p>1171,063</text:p>
          </table:table-cell>
          <table:table-cell table:formula="of:=[.G6]^2" office:value-type="float" office:value="1258743.75390625" calcext:value-type="float">
            <text:p>1258743,754</text:p>
          </table:table-cell>
          <table:table-cell table:formula="of:=[.H6]^2" office:value-type="float" office:value="1371387.37890625" calcext:value-type="float">
            <text:p>1371387,379</text:p>
          </table:table-cell>
          <table:table-cell table:formula="of:=[.D6]-[.D$24]" office:value-type="float" office:value="6003.1875" calcext:value-type="float">
            <text:p>6003,188</text:p>
          </table:table-cell>
          <table:table-cell table:formula="of:=[.E6]-[.E$24]" office:value-type="float" office:value="5745.875" calcext:value-type="float">
            <text:p>5745,875</text:p>
          </table:table-cell>
          <table:table-cell table:formula="of:=[.K6]^2" office:value-type="float" office:value="36038260.1601562" calcext:value-type="float">
            <text:p>36038260,160</text:p>
          </table:table-cell>
          <table:table-cell table:formula="of:=[.L6]^2" office:value-type="float" office:value="33015079.515625" calcext:value-type="float">
            <text:p>33015079,516</text:p>
          </table:table-cell>
          <table:table-cell table:number-columns-repeated="1010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float" office:value="3512" calcext:value-type="float">
            <text:p>3512,00</text:p>
          </table:table-cell>
          <table:table-cell office:value-type="float" office:value="1320" calcext:value-type="float">
            <text:p>1320,00</text:p>
          </table:table-cell>
          <table:table-cell office:value-type="float" office:value="22686" calcext:value-type="float">
            <text:p>22686,00</text:p>
          </table:table-cell>
          <table:table-cell office:value-type="float" office:value="26060" calcext:value-type="float">
            <text:p>26060,00</text:p>
          </table:table-cell>
          <table:table-cell/>
          <table:table-cell table:formula="of:=[.B7]-[.B$24]" office:value-type="float" office:value="-2507.9375" calcext:value-type="float">
            <text:p>-2507,938</text:p>
          </table:table-cell>
          <table:table-cell table:formula="of:=[.C7]-[.C$24]" office:value-type="float" office:value="-4028.9375" calcext:value-type="float">
            <text:p>-4028,938</text:p>
          </table:table-cell>
          <table:table-cell table:formula="of:=[.G7]^2" office:value-type="float" office:value="6289750.50390625" calcext:value-type="float">
            <text:p>6289750,504</text:p>
          </table:table-cell>
          <table:table-cell table:formula="of:=[.H7]^2" office:value-type="float" office:value="16232337.3789063" calcext:value-type="float">
            <text:p>16232337,379</text:p>
          </table:table-cell>
          <table:table-cell table:formula="of:=[.D7]-[.D$24]" office:value-type="float" office:value="5546.1875" calcext:value-type="float">
            <text:p>5546,188</text:p>
          </table:table-cell>
          <table:table-cell table:formula="of:=[.E7]-[.E$24]" office:value-type="float" office:value="7644.875" calcext:value-type="float">
            <text:p>7644,875</text:p>
          </table:table-cell>
          <table:table-cell table:formula="of:=[.K7]^2" office:value-type="float" office:value="30760195.7851562" calcext:value-type="float">
            <text:p>30760195,785</text:p>
          </table:table-cell>
          <table:table-cell table:formula="of:=[.L7]^2" office:value-type="float" office:value="58444113.765625" calcext:value-type="float">
            <text:p>58444113,766</text:p>
          </table:table-cell>
          <table:table-cell table:number-columns-repeated="1010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float" office:value="4729" calcext:value-type="float">
            <text:p>4729,00</text:p>
          </table:table-cell>
          <table:table-cell office:value-type="float" office:value="2432" calcext:value-type="float">
            <text:p>2432,00</text:p>
          </table:table-cell>
          <table:table-cell office:value-type="float" office:value="18958" calcext:value-type="float">
            <text:p>18958,00</text:p>
          </table:table-cell>
          <table:table-cell office:value-type="float" office:value="25287" calcext:value-type="float">
            <text:p>25287,00</text:p>
          </table:table-cell>
          <table:table-cell/>
          <table:table-cell table:formula="of:=[.B8]-[.B$24]" office:value-type="float" office:value="-1290.9375" calcext:value-type="float">
            <text:p>-1290,938</text:p>
          </table:table-cell>
          <table:table-cell table:formula="of:=[.C8]-[.C$24]" office:value-type="float" office:value="-2916.9375" calcext:value-type="float">
            <text:p>-2916,938</text:p>
          </table:table-cell>
          <table:table-cell table:formula="of:=[.G8]^2" office:value-type="float" office:value="1666519.62890625" calcext:value-type="float">
            <text:p>1666519,629</text:p>
          </table:table-cell>
          <table:table-cell table:formula="of:=[.H8]^2" office:value-type="float" office:value="8508524.37890625" calcext:value-type="float">
            <text:p>8508524,379</text:p>
          </table:table-cell>
          <table:table-cell table:formula="of:=[.D8]-[.D$24]" office:value-type="float" office:value="1818.1875" calcext:value-type="float">
            <text:p>1818,188</text:p>
          </table:table-cell>
          <table:table-cell table:formula="of:=[.E8]-[.E$24]" office:value-type="float" office:value="6871.875" calcext:value-type="float">
            <text:p>6871,875</text:p>
          </table:table-cell>
          <table:table-cell table:formula="of:=[.K8]^2" office:value-type="float" office:value="3305805.78515625" calcext:value-type="float">
            <text:p>3305805,785</text:p>
          </table:table-cell>
          <table:table-cell table:formula="of:=[.L8]^2" office:value-type="float" office:value="47222666.015625" calcext:value-type="float">
            <text:p>47222666,016</text:p>
          </table:table-cell>
          <table:table-cell table:number-columns-repeated="1010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float" office:value="9623" calcext:value-type="float">
            <text:p>9623,00</text:p>
          </table:table-cell>
          <table:table-cell office:value-type="float" office:value="3510" calcext:value-type="float">
            <text:p>3510,00</text:p>
          </table:table-cell>
          <table:table-cell office:value-type="float" office:value="14113" calcext:value-type="float">
            <text:p>14113,00</text:p>
          </table:table-cell>
          <table:table-cell office:value-type="float" office:value="15911" calcext:value-type="float">
            <text:p>15911,00</text:p>
          </table:table-cell>
          <table:table-cell/>
          <table:table-cell table:formula="of:=[.B9]-[.B$24]" office:value-type="float" office:value="3603.0625" calcext:value-type="float">
            <text:p>3603,063</text:p>
          </table:table-cell>
          <table:table-cell table:formula="of:=[.C9]-[.C$24]" office:value-type="float" office:value="-1838.9375" calcext:value-type="float">
            <text:p>-1838,938</text:p>
          </table:table-cell>
          <table:table-cell table:formula="of:=[.G9]^2" office:value-type="float" office:value="12982059.3789063" calcext:value-type="float">
            <text:p>12982059,379</text:p>
          </table:table-cell>
          <table:table-cell table:formula="of:=[.H9]^2" office:value-type="float" office:value="3381691.12890625" calcext:value-type="float">
            <text:p>3381691,129</text:p>
          </table:table-cell>
          <table:table-cell table:formula="of:=[.D9]-[.D$24]" office:value-type="float" office:value="-3026.8125" calcext:value-type="float">
            <text:p>-3026,813</text:p>
          </table:table-cell>
          <table:table-cell table:formula="of:=[.E9]-[.E$24]" office:value-type="float" office:value="-2504.125" calcext:value-type="float">
            <text:p>-2504,125</text:p>
          </table:table-cell>
          <table:table-cell table:formula="of:=[.K9]^2" office:value-type="float" office:value="9161593.91015625" calcext:value-type="float">
            <text:p>9161593,910</text:p>
          </table:table-cell>
          <table:table-cell table:formula="of:=[.L9]^2" office:value-type="float" office:value="6270642.015625" calcext:value-type="float">
            <text:p>6270642,016</text:p>
          </table:table-cell>
          <table:table-cell table:number-columns-repeated="1010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float" office:value="2435" calcext:value-type="float">
            <text:p>2435,00</text:p>
          </table:table-cell>
          <table:table-cell office:value-type="float" office:value="2635" calcext:value-type="float">
            <text:p>2635,00</text:p>
          </table:table-cell>
          <table:table-cell office:value-type="float" office:value="14109" calcext:value-type="float">
            <text:p>14109,00</text:p>
          </table:table-cell>
          <table:table-cell office:value-type="float" office:value="12722" calcext:value-type="float">
            <text:p>12722,00</text:p>
          </table:table-cell>
          <table:table-cell/>
          <table:table-cell table:formula="of:=[.B10]-[.B$24]" office:value-type="float" office:value="-3584.9375" calcext:value-type="float">
            <text:p>-3584,938</text:p>
          </table:table-cell>
          <table:table-cell table:formula="of:=[.C10]-[.C$24]" office:value-type="float" office:value="-2713.9375" calcext:value-type="float">
            <text:p>-2713,938</text:p>
          </table:table-cell>
          <table:table-cell table:formula="of:=[.G10]^2" office:value-type="float" office:value="12851776.8789063" calcext:value-type="float">
            <text:p>12851776,879</text:p>
          </table:table-cell>
          <table:table-cell table:formula="of:=[.H10]^2" office:value-type="float" office:value="7365456.75390625" calcext:value-type="float">
            <text:p>7365456,754</text:p>
          </table:table-cell>
          <table:table-cell table:formula="of:=[.D10]-[.D$24]" office:value-type="float" office:value="-3030.8125" calcext:value-type="float">
            <text:p>-3030,813</text:p>
          </table:table-cell>
          <table:table-cell table:formula="of:=[.E10]-[.E$24]" office:value-type="float" office:value="-5693.125" calcext:value-type="float">
            <text:p>-5693,125</text:p>
          </table:table-cell>
          <table:table-cell table:formula="of:=[.K10]^2" office:value-type="float" office:value="9185824.41015625" calcext:value-type="float">
            <text:p>9185824,410</text:p>
          </table:table-cell>
          <table:table-cell table:formula="of:=[.L10]^2" office:value-type="float" office:value="32411672.265625" calcext:value-type="float">
            <text:p>32411672,266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float" office:value="4614" calcext:value-type="float">
            <text:p>4614,00</text:p>
          </table:table-cell>
          <table:table-cell office:value-type="float" office:value="5571" calcext:value-type="float">
            <text:p>5571,00</text:p>
          </table:table-cell>
          <table:table-cell office:value-type="float" office:value="13133" calcext:value-type="float">
            <text:p>13133,00</text:p>
          </table:table-cell>
          <table:table-cell office:value-type="float" office:value="12711" calcext:value-type="float">
            <text:p>12711,00</text:p>
          </table:table-cell>
          <table:table-cell/>
          <table:table-cell table:formula="of:=[.B11]-[.B$24]" office:value-type="float" office:value="-1405.9375" calcext:value-type="float">
            <text:p>-1405,938</text:p>
          </table:table-cell>
          <table:table-cell table:formula="of:=[.C11]-[.C$24]" office:value-type="float" office:value="222.0625" calcext:value-type="float">
            <text:p>222,063</text:p>
          </table:table-cell>
          <table:table-cell table:formula="of:=[.G11]^2" office:value-type="float" office:value="1976660.25390625" calcext:value-type="float">
            <text:p>1976660,254</text:p>
          </table:table-cell>
          <table:table-cell table:formula="of:=[.H11]^2" office:value-type="float" office:value="49311.75390625" calcext:value-type="float">
            <text:p>49311,754</text:p>
          </table:table-cell>
          <table:table-cell table:formula="of:=[.D11]-[.D$24]" office:value-type="float" office:value="-4006.8125" calcext:value-type="float">
            <text:p>-4006,813</text:p>
          </table:table-cell>
          <table:table-cell table:formula="of:=[.E11]-[.E$24]" office:value-type="float" office:value="-5704.125" calcext:value-type="float">
            <text:p>-5704,125</text:p>
          </table:table-cell>
          <table:table-cell table:formula="of:=[.K11]^2" office:value-type="float" office:value="16054546.4101563" calcext:value-type="float">
            <text:p>16054546,410</text:p>
          </table:table-cell>
          <table:table-cell table:formula="of:=[.L11]^2" office:value-type="float" office:value="32537042.015625" calcext:value-type="float">
            <text:p>32537042,016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float" office:value="5417" calcext:value-type="float">
            <text:p>5417,00</text:p>
          </table:table-cell>
          <table:table-cell office:value-type="float" office:value="14552" calcext:value-type="float">
            <text:p>14552,00</text:p>
          </table:table-cell>
          <table:table-cell office:value-type="float" office:value="18923" calcext:value-type="float">
            <text:p>18923,00</text:p>
          </table:table-cell>
          <table:table-cell office:value-type="float" office:value="17860" calcext:value-type="float">
            <text:p>17860,00</text:p>
          </table:table-cell>
          <table:table-cell/>
          <table:table-cell table:formula="of:=[.B12]-[.B$24]" office:value-type="float" office:value="-602.9375" calcext:value-type="float">
            <text:p>-602,938</text:p>
          </table:table-cell>
          <table:table-cell table:formula="of:=[.C12]-[.C$24]" office:value-type="float" office:value="9203.0625" calcext:value-type="float">
            <text:p>9203,063</text:p>
          </table:table-cell>
          <table:table-cell table:formula="of:=[.G12]^2" office:value-type="float" office:value="363533.62890625" calcext:value-type="float">
            <text:p>363533,629</text:p>
          </table:table-cell>
          <table:table-cell table:formula="of:=[.H12]^2" office:value-type="float" office:value="84696359.3789063" calcext:value-type="float">
            <text:p>84696359,379</text:p>
          </table:table-cell>
          <table:table-cell table:formula="of:=[.D12]-[.D$24]" office:value-type="float" office:value="1783.1875" calcext:value-type="float">
            <text:p>1783,188</text:p>
          </table:table-cell>
          <table:table-cell table:formula="of:=[.E12]-[.E$24]" office:value-type="float" office:value="-555.125" calcext:value-type="float">
            <text:p>-555,125</text:p>
          </table:table-cell>
          <table:table-cell table:formula="of:=[.K12]^2" office:value-type="float" office:value="3179757.66015625" calcext:value-type="float">
            <text:p>3179757,660</text:p>
          </table:table-cell>
          <table:table-cell table:formula="of:=[.L12]^2" office:value-type="float" office:value="308163.765625" calcext:value-type="float">
            <text:p>308163,766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float" office:value="3922" calcext:value-type="float">
            <text:p>3922,00</text:p>
          </table:table-cell>
          <table:table-cell office:value-type="float" office:value="3497" calcext:value-type="float">
            <text:p>3497,00</text:p>
          </table:table-cell>
          <table:table-cell office:value-type="float" office:value="16795" calcext:value-type="float">
            <text:p>16795,00</text:p>
          </table:table-cell>
          <table:table-cell office:value-type="float" office:value="15065" calcext:value-type="float">
            <text:p>15065,00</text:p>
          </table:table-cell>
          <table:table-cell/>
          <table:table-cell table:formula="of:=[.B13]-[.B$24]" office:value-type="float" office:value="-2097.9375" calcext:value-type="float">
            <text:p>-2097,938</text:p>
          </table:table-cell>
          <table:table-cell table:formula="of:=[.C13]-[.C$24]" office:value-type="float" office:value="-1851.9375" calcext:value-type="float">
            <text:p>-1851,938</text:p>
          </table:table-cell>
          <table:table-cell table:formula="of:=[.G13]^2" office:value-type="float" office:value="4401341.75390625" calcext:value-type="float">
            <text:p>4401341,754</text:p>
          </table:table-cell>
          <table:table-cell table:formula="of:=[.H13]^2" office:value-type="float" office:value="3429672.50390625" calcext:value-type="float">
            <text:p>3429672,504</text:p>
          </table:table-cell>
          <table:table-cell table:formula="of:=[.D13]-[.D$24]" office:value-type="float" office:value="-344.8125" calcext:value-type="float">
            <text:p>-344,813</text:p>
          </table:table-cell>
          <table:table-cell table:formula="of:=[.E13]-[.E$24]" office:value-type="float" office:value="-3350.125" calcext:value-type="float">
            <text:p>-3350,125</text:p>
          </table:table-cell>
          <table:table-cell table:formula="of:=[.K13]^2" office:value-type="float" office:value="118895.66015625" calcext:value-type="float">
            <text:p>118895,660</text:p>
          </table:table-cell>
          <table:table-cell table:formula="of:=[.L13]^2" office:value-type="float" office:value="11223337.515625" calcext:value-type="float">
            <text:p>11223337,516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float" office:value="3578" calcext:value-type="float">
            <text:p>3578,00</text:p>
          </table:table-cell>
          <table:table-cell office:value-type="float" office:value="6249" calcext:value-type="float">
            <text:p>6249,00</text:p>
          </table:table-cell>
          <table:table-cell office:value-type="float" office:value="10112" calcext:value-type="float">
            <text:p>10112,00</text:p>
          </table:table-cell>
          <table:table-cell office:value-type="float" office:value="21243" calcext:value-type="float">
            <text:p>21243,00</text:p>
          </table:table-cell>
          <table:table-cell/>
          <table:table-cell table:formula="of:=[.B14]-[.B$24]" office:value-type="float" office:value="-2441.9375" calcext:value-type="float">
            <text:p>-2441,938</text:p>
          </table:table-cell>
          <table:table-cell table:formula="of:=[.C14]-[.C$24]" office:value-type="float" office:value="900.0625" calcext:value-type="float">
            <text:p>900,063</text:p>
          </table:table-cell>
          <table:table-cell table:formula="of:=[.G14]^2" office:value-type="float" office:value="5963058.75390625" calcext:value-type="float">
            <text:p>5963058,754</text:p>
          </table:table-cell>
          <table:table-cell table:formula="of:=[.H14]^2" office:value-type="float" office:value="810112.50390625" calcext:value-type="float">
            <text:p>810112,504</text:p>
          </table:table-cell>
          <table:table-cell table:formula="of:=[.D14]-[.D$24]" office:value-type="float" office:value="-7027.8125" calcext:value-type="float">
            <text:p>-7027,813</text:p>
          </table:table-cell>
          <table:table-cell table:formula="of:=[.E14]-[.E$24]" office:value-type="float" office:value="2827.875" calcext:value-type="float">
            <text:p>2827,875</text:p>
          </table:table-cell>
          <table:table-cell table:formula="of:=[.K14]^2" office:value-type="float" office:value="49390148.5351562" calcext:value-type="float">
            <text:p>49390148,535</text:p>
          </table:table-cell>
          <table:table-cell table:formula="of:=[.L14]^2" office:value-type="float" office:value="7996877.015625" calcext:value-type="float">
            <text:p>7996877,016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office:value-type="float" office:value="4731" calcext:value-type="float">
            <text:p>4731,00</text:p>
          </table:table-cell>
          <table:table-cell office:value-type="float" office:value="2525" calcext:value-type="float">
            <text:p>2525,00</text:p>
          </table:table-cell>
          <table:table-cell office:value-type="float" office:value="16493" calcext:value-type="float">
            <text:p>16493,00</text:p>
          </table:table-cell>
          <table:table-cell office:value-type="float" office:value="15319" calcext:value-type="float">
            <text:p>15319,00</text:p>
          </table:table-cell>
          <table:table-cell/>
          <table:table-cell table:formula="of:=[.B15]-[.B$24]" office:value-type="float" office:value="-1288.9375" calcext:value-type="float">
            <text:p>-1288,938</text:p>
          </table:table-cell>
          <table:table-cell table:formula="of:=[.C15]-[.C$24]" office:value-type="float" office:value="-2823.9375" calcext:value-type="float">
            <text:p>-2823,938</text:p>
          </table:table-cell>
          <table:table-cell table:formula="of:=[.G15]^2" office:value-type="float" office:value="1661359.87890625" calcext:value-type="float">
            <text:p>1661359,879</text:p>
          </table:table-cell>
          <table:table-cell table:formula="of:=[.H15]^2" office:value-type="float" office:value="7974623.00390625" calcext:value-type="float">
            <text:p>7974623,004</text:p>
          </table:table-cell>
          <table:table-cell table:formula="of:=[.D15]-[.D$24]" office:value-type="float" office:value="-646.8125" calcext:value-type="float">
            <text:p>-646,813</text:p>
          </table:table-cell>
          <table:table-cell table:formula="of:=[.E15]-[.E$24]" office:value-type="float" office:value="-3096.125" calcext:value-type="float">
            <text:p>-3096,125</text:p>
          </table:table-cell>
          <table:table-cell table:formula="of:=[.K15]^2" office:value-type="float" office:value="418366.41015625" calcext:value-type="float">
            <text:p>418366,410</text:p>
          </table:table-cell>
          <table:table-cell table:formula="of:=[.L15]^2" office:value-type="float" office:value="9585990.015625" calcext:value-type="float">
            <text:p>9585990,016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float" office:value="4612" calcext:value-type="float">
            <text:p>4612,00</text:p>
          </table:table-cell>
          <table:table-cell office:value-type="float" office:value="9948" calcext:value-type="float">
            <text:p>9948,00</text:p>
          </table:table-cell>
          <table:table-cell office:value-type="float" office:value="14663" calcext:value-type="float">
            <text:p>14663,00</text:p>
          </table:table-cell>
          <table:table-cell office:value-type="float" office:value="14420" calcext:value-type="float">
            <text:p>14420,00</text:p>
          </table:table-cell>
          <table:table-cell/>
          <table:table-cell table:formula="of:=[.B16]-[.B$24]" office:value-type="float" office:value="-1407.9375" calcext:value-type="float">
            <text:p>-1407,938</text:p>
          </table:table-cell>
          <table:table-cell table:formula="of:=[.C16]-[.C$24]" office:value-type="float" office:value="4599.0625" calcext:value-type="float">
            <text:p>4599,063</text:p>
          </table:table-cell>
          <table:table-cell table:formula="of:=[.G16]^2" office:value-type="float" office:value="1982288.00390625" calcext:value-type="float">
            <text:p>1982288,004</text:p>
          </table:table-cell>
          <table:table-cell table:formula="of:=[.H16]^2" office:value-type="float" office:value="21151375.8789062" calcext:value-type="float">
            <text:p>21151375,879</text:p>
          </table:table-cell>
          <table:table-cell table:formula="of:=[.D16]-[.D$24]" office:value-type="float" office:value="-2476.8125" calcext:value-type="float">
            <text:p>-2476,813</text:p>
          </table:table-cell>
          <table:table-cell table:formula="of:=[.E16]-[.E$24]" office:value-type="float" office:value="-3995.125" calcext:value-type="float">
            <text:p>-3995,125</text:p>
          </table:table-cell>
          <table:table-cell table:formula="of:=[.K16]^2" office:value-type="float" office:value="6134600.16015625" calcext:value-type="float">
            <text:p>6134600,160</text:p>
          </table:table-cell>
          <table:table-cell table:formula="of:=[.L16]^2" office:value-type="float" office:value="15961023.765625" calcext:value-type="float">
            <text:p>15961023,766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float" office:value="15840" calcext:value-type="float">
            <text:p>15840,00</text:p>
          </table:table-cell>
          <table:table-cell office:value-type="float" office:value="7398" calcext:value-type="float">
            <text:p>7398,00</text:p>
          </table:table-cell>
          <table:table-cell office:value-type="float" office:value="13945" calcext:value-type="float">
            <text:p>13945,00</text:p>
          </table:table-cell>
          <table:table-cell office:value-type="float" office:value="14320" calcext:value-type="float">
            <text:p>14320,00</text:p>
          </table:table-cell>
          <table:table-cell/>
          <table:table-cell table:formula="of:=[.B17]-[.B$24]" office:value-type="float" office:value="9820.0625" calcext:value-type="float">
            <text:p>9820,063</text:p>
          </table:table-cell>
          <table:table-cell table:formula="of:=[.C17]-[.C$24]" office:value-type="float" office:value="2049.0625" calcext:value-type="float">
            <text:p>2049,063</text:p>
          </table:table-cell>
          <table:table-cell table:formula="of:=[.G17]^2" office:value-type="float" office:value="96433627.5039063" calcext:value-type="float">
            <text:p>96433627,504</text:p>
          </table:table-cell>
          <table:table-cell table:formula="of:=[.H17]^2" office:value-type="float" office:value="4198657.12890625" calcext:value-type="float">
            <text:p>4198657,129</text:p>
          </table:table-cell>
          <table:table-cell table:formula="of:=[.D17]-[.D$24]" office:value-type="float" office:value="-3194.8125" calcext:value-type="float">
            <text:p>-3194,813</text:p>
          </table:table-cell>
          <table:table-cell table:formula="of:=[.E17]-[.E$24]" office:value-type="float" office:value="-4095.125" calcext:value-type="float">
            <text:p>-4095,125</text:p>
          </table:table-cell>
          <table:table-cell table:formula="of:=[.K17]^2" office:value-type="float" office:value="10206826.9101563" calcext:value-type="float">
            <text:p>10206826,910</text:p>
          </table:table-cell>
          <table:table-cell table:formula="of:=[.L17]^2" office:value-type="float" office:value="16770048.765625" calcext:value-type="float">
            <text:p>16770048,766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float" office:value="4367" calcext:value-type="float">
            <text:p>4367,00</text:p>
          </table:table-cell>
          <table:table-cell office:value-type="float" office:value="8071" calcext:value-type="float">
            <text:p>8071,00</text:p>
          </table:table-cell>
          <table:table-cell office:value-type="float" office:value="16325" calcext:value-type="float">
            <text:p>16325,00</text:p>
          </table:table-cell>
          <table:table-cell office:value-type="float" office:value="18460" calcext:value-type="float">
            <text:p>18460,00</text:p>
          </table:table-cell>
          <table:table-cell/>
          <table:table-cell table:formula="of:=[.B18]-[.B$24]" office:value-type="float" office:value="-1652.9375" calcext:value-type="float">
            <text:p>-1652,938</text:p>
          </table:table-cell>
          <table:table-cell table:formula="of:=[.C18]-[.C$24]" office:value-type="float" office:value="2722.0625" calcext:value-type="float">
            <text:p>2722,063</text:p>
          </table:table-cell>
          <table:table-cell table:formula="of:=[.G18]^2" office:value-type="float" office:value="2732202.37890625" calcext:value-type="float">
            <text:p>2732202,379</text:p>
          </table:table-cell>
          <table:table-cell table:formula="of:=[.H18]^2" office:value-type="float" office:value="7409624.25390625" calcext:value-type="float">
            <text:p>7409624,254</text:p>
          </table:table-cell>
          <table:table-cell table:formula="of:=[.D18]-[.D$24]" office:value-type="float" office:value="-814.8125" calcext:value-type="float">
            <text:p>-814,813</text:p>
          </table:table-cell>
          <table:table-cell table:formula="of:=[.E18]-[.E$24]" office:value-type="float" office:value="44.875" calcext:value-type="float">
            <text:p>44,875</text:p>
          </table:table-cell>
          <table:table-cell table:formula="of:=[.K18]^2" office:value-type="float" office:value="663919.41015625" calcext:value-type="float">
            <text:p>663919,410</text:p>
          </table:table-cell>
          <table:table-cell table:formula="of:=[.L18]^2" office:value-type="float" office:value="2013.765625" calcext:value-type="float">
            <text:p>2013,766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float" office:value="6501" calcext:value-type="float">
            <text:p>6501,00</text:p>
          </table:table-cell>
          <table:table-cell office:value-type="float" office:value="2821" calcext:value-type="float">
            <text:p>2821,00</text:p>
          </table:table-cell>
          <table:table-cell office:value-type="float" office:value="20178" calcext:value-type="float">
            <text:p>20178,00</text:p>
          </table:table-cell>
          <table:table-cell office:value-type="float" office:value="16012" calcext:value-type="float">
            <text:p>16012,00</text:p>
          </table:table-cell>
          <table:table-cell/>
          <table:table-cell table:formula="of:=[.B19]-[.B$24]" office:value-type="float" office:value="481.0625" calcext:value-type="float">
            <text:p>481,063</text:p>
          </table:table-cell>
          <table:table-cell table:formula="of:=[.C19]-[.C$24]" office:value-type="float" office:value="-2527.9375" calcext:value-type="float">
            <text:p>-2527,938</text:p>
          </table:table-cell>
          <table:table-cell table:formula="of:=[.G19]^2" office:value-type="float" office:value="231421.12890625" calcext:value-type="float">
            <text:p>231421,129</text:p>
          </table:table-cell>
          <table:table-cell table:formula="of:=[.H19]^2" office:value-type="float" office:value="6390468.00390625" calcext:value-type="float">
            <text:p>6390468,004</text:p>
          </table:table-cell>
          <table:table-cell table:formula="of:=[.D19]-[.D$24]" office:value-type="float" office:value="3038.1875" calcext:value-type="float">
            <text:p>3038,188</text:p>
          </table:table-cell>
          <table:table-cell table:formula="of:=[.E19]-[.E$24]" office:value-type="float" office:value="-2403.125" calcext:value-type="float">
            <text:p>-2403,125</text:p>
          </table:table-cell>
          <table:table-cell table:formula="of:=[.K19]^2" office:value-type="float" office:value="9230583.28515625" calcext:value-type="float">
            <text:p>9230583,285</text:p>
          </table:table-cell>
          <table:table-cell table:formula="of:=[.L19]^2" office:value-type="float" office:value="5775009.765625" calcext:value-type="float">
            <text:p>5775009,766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float" office:value="11668" calcext:value-type="float">
            <text:p>11668,00</text:p>
          </table:table-cell>
          <table:table-cell office:value-type="float" office:value="5494" calcext:value-type="float">
            <text:p>5494,00</text:p>
          </table:table-cell>
          <table:table-cell office:value-type="float" office:value="17239" calcext:value-type="float">
            <text:p>17239,00</text:p>
          </table:table-cell>
          <table:table-cell office:value-type="float" office:value="17771" calcext:value-type="float">
            <text:p>17771,00</text:p>
          </table:table-cell>
          <table:table-cell/>
          <table:table-cell table:formula="of:=[.B20]-[.B$24]" office:value-type="float" office:value="5648.0625" calcext:value-type="float">
            <text:p>5648,063</text:p>
          </table:table-cell>
          <table:table-cell table:formula="of:=[.C20]-[.C$24]" office:value-type="float" office:value="145.0625" calcext:value-type="float">
            <text:p>145,063</text:p>
          </table:table-cell>
          <table:table-cell table:formula="of:=[.G20]^2" office:value-type="float" office:value="31900610.0039062" calcext:value-type="float">
            <text:p>31900610,004</text:p>
          </table:table-cell>
          <table:table-cell table:formula="of:=[.H20]^2" office:value-type="float" office:value="21043.12890625" calcext:value-type="float">
            <text:p>21043,129</text:p>
          </table:table-cell>
          <table:table-cell table:formula="of:=[.D20]-[.D$24]" office:value-type="float" office:value="99.1875" calcext:value-type="float">
            <text:p>99,188</text:p>
          </table:table-cell>
          <table:table-cell table:formula="of:=[.E20]-[.E$24]" office:value-type="float" office:value="-644.125" calcext:value-type="float">
            <text:p>-644,125</text:p>
          </table:table-cell>
          <table:table-cell table:formula="of:=[.K20]^2" office:value-type="float" office:value="9838.16015625" calcext:value-type="float">
            <text:p>9838,160</text:p>
          </table:table-cell>
          <table:table-cell table:formula="of:=[.L20]^2" office:value-type="float" office:value="414897.015625" calcext:value-type="float">
            <text:p>414897,016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number-columns-repeated="5"/>
          <table:table-cell table:formula="of:=SUM([.G5:.G20])" office:value-type="float" office:value="0" calcext:value-type="float">
            <text:p>0,000</text:p>
          </table:table-cell>
          <table:table-cell table:formula="of:=SUM([.H5:.H20])" office:value-type="float" office:value="0" calcext:value-type="float">
            <text:p>0,000</text:p>
          </table:table-cell>
          <table:table-cell table:formula="of:=SUM([.I5:.I20])" office:value-type="float" office:value="182716838.9375" calcext:value-type="float">
            <text:p>182716838,938</text:p>
          </table:table-cell>
          <table:table-cell table:formula="of:=SUM([.J5:.J20])" office:value-type="float" office:value="178321836.9375" calcext:value-type="float">
            <text:p>178321836,938</text:p>
          </table:table-cell>
          <table:table-cell table:formula="of:=SUM([.K5:.K20])" office:value-type="float" office:value="0" calcext:value-type="float">
            <text:p>0,000</text:p>
          </table:table-cell>
          <table:table-cell table:formula="of:=SUM([.L5:.L20])" office:value-type="float" office:value="0" calcext:value-type="float">
            <text:p>0,000</text:p>
          </table:table-cell>
          <table:table-cell table:formula="of:=SUM([.M5:.M20])" office:value-type="float" office:value="223325042.4375" calcext:value-type="float">
            <text:p>223325042,438</text:p>
          </table:table-cell>
          <table:table-cell table:formula="of:=SUM([.N5:.N20])" office:value-type="float" office:value="357235375.75" calcext:value-type="float">
            <text:p>357235375,750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number-columns-repeated="5"/>
          <table:table-cell table:style-name="Default" table:number-columns-repeated="8"/>
          <table:table-cell table:number-columns-repeated="1010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number-columns-repeated="5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:.B23])" office:value-type="float" office:value="6019.9375" calcext:value-type="float">
            <text:p>6019,94</text:p>
          </table:table-cell>
          <table:table-cell table:formula="of:=AVERAGE([.C5:.C23])" office:value-type="float" office:value="5348.9375" calcext:value-type="float">
            <text:p>5348,94</text:p>
          </table:table-cell>
          <table:table-cell table:formula="of:=AVERAGE([.D5:.D23])" office:value-type="float" office:value="17139.8125" calcext:value-type="float">
            <text:p>17139,81</text:p>
          </table:table-cell>
          <table:table-cell table:formula="of:=AVERAGE([.E5:.E23])" office:value-type="float" office:value="18415.125" calcext:value-type="float">
            <text:p>18415,13</text:p>
          </table:table-cell>
          <table:table-cell/>
          <table:table-cell table:style-name="Default" table:number-columns-repeated="2"/>
          <table:table-cell table:style-name="ce2" office:value-type="string" calcext:value-type="string">
            <text:p>Varianza P0</text:p>
          </table:table-cell>
          <table:table-cell table:style-name="ce2" office:value-type="string" calcext:value-type="string">
            <text:p>Varianza P1</text:p>
          </table:table-cell>
          <table:table-cell table:style-name="ce2" table:number-columns-repeated="2"/>
          <table:table-cell table:style-name="ce2" office:value-type="string" calcext:value-type="string">
            <text:p>Varianza P0:</text:p>
          </table:table-cell>
          <table:table-cell table:style-name="ce2" office:value-type="string" calcext:value-type="string">
            <text:p>Varianza P1:</text:p>
          </table:table-cell>
          <table:table-cell table:number-columns-repeated="1010"/>
        </table:table-row>
        <table:table-row table:style-name="ro1">
          <table:table-cell table:style-name="ce3" table:number-columns-repeated="6"/>
          <table:table-cell table:number-columns-repeated="2"/>
          <table:table-cell table:formula="of:=[.I21]/16" office:value-type="float" office:value="11419802.4335938" calcext:value-type="float">
            <text:p>11419802,434</text:p>
          </table:table-cell>
          <table:table-cell table:formula="of:=[.J21]/16" office:value-type="float" office:value="11145114.8085938" calcext:value-type="float">
            <text:p>11145114,809</text:p>
          </table:table-cell>
          <table:table-cell table:number-columns-repeated="2"/>
          <table:table-cell table:formula="of:=[.M21]/16" office:value-type="float" office:value="13957815.1523438" calcext:value-type="float">
            <text:p>13957815,152</text:p>
          </table:table-cell>
          <table:table-cell table:formula="of:=[.N21]/16" office:value-type="float" office:value="22327210.984375" calcext:value-type="float">
            <text:p>22327210,984</text:p>
          </table:table-cell>
          <table:table-cell table:style-name="ce3" table:number-columns-repeated="1010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string" calcext:value-type="string">
            <text:p>Dev standard P0</text:p>
          </table:table-cell>
          <table:table-cell table:style-name="Default" office:value-type="string" calcext:value-type="string">
            <text:p>Dev standard P1</text:p>
          </table:table-cell>
          <table:table-cell table:style-name="Default" table:number-columns-repeated="2"/>
          <table:table-cell table:style-name="Default" office:value-type="string" calcext:value-type="string">
            <text:p>Dev standard P0</text:p>
          </table:table-cell>
          <table:table-cell table:style-name="Default" office:value-type="string" calcext:value-type="string">
            <text:p>Dev standard P1</text:p>
          </table:table-cell>
          <table:table-cell table:number-columns-repeated="1010"/>
        </table:table-row>
        <table:table-row table:style-name="ro2">
          <table:table-cell table:style-name="ce3" table:number-columns-repeated="5"/>
          <table:table-cell table:style-name="ce7"/>
          <table:table-cell table:number-columns-repeated="2"/>
          <table:table-cell table:formula="of:=SQRT([.I25] )" office:value-type="float" office:value="3379.31981818734" calcext:value-type="float">
            <text:p>3379,320</text:p>
          </table:table-cell>
          <table:table-cell table:formula="of:=SQRT([.J25] )" office:value-type="float" office:value="3338.42999156696" calcext:value-type="float">
            <text:p>3338,430</text:p>
          </table:table-cell>
          <table:table-cell table:number-columns-repeated="2"/>
          <table:table-cell table:formula="of:=SQRT([.M25] )" office:value-type="float" office:value="3736.01594647878" calcext:value-type="float">
            <text:p>3736,016</text:p>
          </table:table-cell>
          <table:table-cell table:formula="of:=SQRT([.N25] )" office:value-type="float" office:value="4725.16782605391" calcext:value-type="float">
            <text:p>4725,168</text:p>
          </table:table-cell>
          <table:table-cell table:style-name="ce3" table:number-columns-repeated="1010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style-name="ce10" office:value-type="string" calcext:value-type="string">
            <text:p>T-test:</text:p>
          </table:table-cell>
          <table:table-cell table:style-name="ce11" table:formula="of:=ABS(([.B24]-[.C24])/(SQRT(([.I25]/16) + ([.J25]/16))))" office:value-type="float" office:value="0.565022365444446" calcext:value-type="float">
            <text:p>0,5650223654</text:p>
          </table:table-cell>
          <table:table-cell table:style-name="Default" table:number-columns-repeated="2"/>
          <table:table-cell table:style-name="ce10" office:value-type="string" calcext:value-type="string">
            <text:p>T-test:</text:p>
          </table:table-cell>
          <table:table-cell table:style-name="ce11" table:formula="of:=ABS(([.D24]-[.E24])/(SQRT(([.M25]/16) + ([.N25]/16))))" office:value-type="float" office:value="0.846862471532579" calcext:value-type="float">
            <text:p>0,8468624715</text:p>
          </table:table-cell>
          <table:table-cell table:style-name="Default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QlassikMedium" svg:font-family="QlassikMedium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09:29:59.47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6:57:34.965000000</meta:creation-date>
    <dc:date>2015-02-05T09:51:12.732000000</dc:date>
    <meta:editing-duration>PT42M11S</meta:editing-duration>
    <meta:editing-cycles>5</meta:editing-cycles>
    <meta:generator>LibreOffice/4.3.4.1$Windows_x86 LibreOffice_project/bc356b2f991740509f321d70e4512a6a54c5f243</meta:generator>
    <meta:document-statistic meta:table-count="1" meta:cell-count="265" meta:object-count="0"/>
  </office:meta>
</office:document-meta>
</file>